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text-properties style:font-name="Liberation Mono" fo:font-size="10pt" style:font-name-asian="DejaVu Sans Mono" style:font-size-asian="10pt" style:font-name-complex="Liberation Mono" style:font-size-complex="10pt"/>
    </style:style>
    <style:style style:name="P2" style:family="paragraph" style:parent-style-name="Text_20_body" style:list-style-name="L2">
      <style:text-properties style:font-name="Liberation Mono" fo:font-size="10pt" style:font-name-asian="DejaVu Sans Mono" style:font-size-asian="10pt" style:font-name-complex="Liberation Mono" style:font-size-complex="10pt"/>
    </style:style>
    <style:style style:name="P3" style:family="paragraph" style:parent-style-name="Text_20_body" style:list-style-name="L3">
      <style:text-properties style:font-name="Liberation Mono" fo:font-size="10pt" style:font-name-asian="DejaVu Sans Mono" style:font-size-asian="10pt" style:font-name-complex="Liberation Mono" style:font-size-complex="10pt"/>
    </style:style>
    <style:style style:name="P4" style:family="paragraph" style:parent-style-name="Text_20_body">
      <style:text-properties style:font-name="Liberation Mono" fo:font-size="10pt" officeooo:rsid="000f273d" officeooo:paragraph-rsid="000f273d" style:font-name-asian="DejaVu Sans Mono" style:font-size-asian="10pt" style:font-name-complex="Liberation Mono" style:font-size-complex="10pt"/>
    </style:style>
    <style:style style:name="P5" style:family="paragraph" style:parent-style-name="Text_20_body" style:list-style-name="L1">
      <style:paragraph-properties fo:margin-top="0cm" fo:margin-bottom="0cm" loext:contextual-spacing="false"/>
      <style:text-properties style:font-name="Liberation Mono" fo:font-size="10pt" style:font-name-asian="DejaVu Sans Mono" style:font-size-asian="10pt" style:font-name-complex="Liberation Mono" style:font-size-complex="10pt"/>
    </style:style>
    <style:style style:name="P6" style:family="paragraph" style:parent-style-name="Text_20_body" style:list-style-name="L2">
      <style:paragraph-properties fo:margin-top="0cm" fo:margin-bottom="0cm" loext:contextual-spacing="false"/>
      <style:text-properties style:font-name="Liberation Mono" fo:font-size="10pt" style:font-name-asian="DejaVu Sans Mono" style:font-size-asian="10pt" style:font-name-complex="Liberation Mono" style:font-size-complex="10pt"/>
    </style:style>
    <style:style style:name="P7" style:family="paragraph" style:parent-style-name="Text_20_body" style:list-style-name="L3">
      <style:paragraph-properties fo:margin-top="0cm" fo:margin-bottom="0cm" loext:contextual-spacing="false"/>
      <style:text-properties style:font-name="Liberation Mono" fo:font-size="10pt" style:font-name-asian="DejaVu Sans Mono" style:font-size-asian="10pt" style:font-name-complex="Liberation Mono" style:font-size-complex="10pt"/>
    </style:style>
    <style:style style:name="P8" style:family="paragraph" style:parent-style-name="Preformatted_20_Text">
      <style:text-properties officeooo:rsid="000f273d" officeooo:paragraph-rsid="000f273d"/>
    </style:style>
    <style:style style:name="P9" style:family="paragraph" style:parent-style-name="Preformatted_20_Text">
      <style:text-properties fo:font-size="16pt" fo:font-weight="bold" style:font-size-asian="10pt" style:font-weight-asian="bold" style:font-size-complex="10pt" style:font-weight-complex="bold"/>
    </style:style>
    <style:style style:name="P10" style:family="paragraph" style:parent-style-name="Preformatted_20_Text">
      <style:paragraph-properties fo:text-align="center" style:justify-single-word="false"/>
      <style:text-properties fo:font-size="24pt" fo:font-weight="bold" officeooo:rsid="000f273d" officeooo:paragraph-rsid="000f273d" style:font-size-asian="10pt" style:font-weight-asian="bold" style:font-size-complex="10pt" style:font-weight-complex="bold"/>
    </style:style>
    <style:style style:name="P11" style:family="paragraph" style:parent-style-name="Preformatted_20_Text">
      <style:text-properties officeooo:paragraph-rsid="000f273d"/>
    </style:style>
    <style:style style:name="P12" style:family="paragraph" style:parent-style-name="Preformatted_20_Text">
      <style:text-properties style:font-name="Liberation Mono" fo:font-size="10pt" style:font-name-asian="DejaVu Sans Mono" style:font-size-asian="10pt" style:font-name-complex="Liberation Mono" style:font-size-complex="10pt"/>
    </style:style>
    <style:style style:name="P13" style:family="paragraph" style:parent-style-name="Preformatted_20_Text">
      <style:text-properties style:font-name="Liberation Mono" fo:font-size="10pt" officeooo:rsid="000f273d" officeooo:paragraph-rsid="000f273d" style:font-name-asian="DejaVu Sans Mono" style:font-size-asian="10pt" style:font-name-complex="Liberation Mono" style:font-size-complex="10pt"/>
    </style:style>
    <style:style style:name="P14" style:family="paragraph" style:parent-style-name="Preformatted_20_Text">
      <style:text-properties style:font-name="Liberation Mono" fo:font-size="10pt" fo:font-weight="bold" officeooo:rsid="000f273d" officeooo:paragraph-rsid="000f273d" style:font-name-asian="DejaVu Sans Mono" style:font-size-asian="10pt" style:font-weight-asian="bold" style:font-name-complex="Liberation Mono" style:font-size-complex="10pt" style:font-weight-complex="bold"/>
    </style:style>
    <style:style style:name="P15" style:family="paragraph" style:parent-style-name="Preformatted_20_Text">
      <style:text-properties officeooo:paragraph-rsid="00108a3d"/>
    </style:style>
    <style:style style:name="P16" style:family="paragraph" style:parent-style-name="Preformatted_20_Text">
      <style:text-properties officeooo:rsid="00108a3d" officeooo:paragraph-rsid="00108a3d"/>
    </style:style>
    <style:style style:name="P17" style:family="paragraph" style:parent-style-name="Preformatted_20_Text">
      <style:text-properties fo:font-weight="bold" officeooo:paragraph-rsid="00108a3d" style:font-weight-asian="bold" style:font-weight-complex="bold"/>
    </style:style>
    <style:style style:name="P18" style:family="paragraph" style:parent-style-name="Preformatted_20_Text">
      <style:text-properties fo:font-weight="bold" officeooo:rsid="00108a3d" officeooo:paragraph-rsid="00108a3d" style:font-weight-asian="bold" style:font-weight-complex="bold"/>
    </style:style>
    <style:style style:name="P19" style:family="paragraph" style:parent-style-name="Preformatted_20_Text">
      <style:paragraph-properties fo:break-before="page"/>
      <style:text-properties officeooo:paragraph-rsid="000f273d"/>
    </style:style>
    <style:style style:name="P20" style:family="paragraph" style:parent-style-name="Preformatted_20_Text">
      <style:paragraph-properties fo:margin-top="0cm" fo:margin-bottom="0.499cm" loext:contextual-spacing="false"/>
      <style:text-properties officeooo:paragraph-rsid="000f273d"/>
    </style:style>
    <style:style style:name="P21" style:family="paragraph" style:parent-style-name="Heading_20_2">
      <style:text-properties style:font-name="Liberation Mono" fo:font-size="10pt" style:font-name-asian="DejaVu Sans Mono" style:font-size-asian="10pt" style:font-name-complex="Liberation Mono" style:font-size-complex="10pt"/>
    </style:style>
    <style:style style:name="T1" style:family="text">
      <style:text-properties officeooo:rsid="000f273d"/>
    </style:style>
    <style:style style:name="T2" style:family="text">
      <style:text-properties fo:font-size="16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T4" style:family="text">
      <style:text-properties fo:font-size="10pt" officeooo:rsid="000f273d" style:font-size-asian="10pt" style:font-size-complex="10pt"/>
    </style:style>
    <style:style style:name="T5" style:family="text">
      <style:text-properties fo:font-size="10pt" fo:font-weight="bold" officeooo:rsid="000f273d" style:font-size-asian="10pt" style:font-weight-asian="bold" style:font-size-complex="10pt" style:font-weight-complex="bold"/>
    </style:style>
    <style:style style:name="T6" style:family="text">
      <style:text-properties officeooo:rsid="00108a3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REP , SED , AWK</text:p>
      <text:p text:style-name="Preformatted_20_Text"/>
      <text:p text:style-name="Preformatted_20_Text"/>
      <text:p text:style-name="P9">grep. </text:p>
      <text:p text:style-name="Preformatted_20_Text"><text:span text:style-name="T2"><text:s text:c="4"/></text:span><text:s/>A fast and powerful pattern search tool that can be easily combined with other filters to find results and customize the display, even if the main aim is to search for matches. Its main usage consists in narrowing search results by forcing the match with the given pattern.</text:p>
      <text:p text:style-name="Preformatted_20_Text"/>
      <text:p text:style-name="P11">The grep filter searches a file for a particular pattern of characters, and displays all lines that contain that pattern. The pattern that is searched in the file is referred to as the regular expression (grep stands for globally search for regular expression and print out).</text:p>
      <text:p text:style-name="P11">Syntax</text:p>
      <text:p text:style-name="P11">grep [options] pattern [files]</text:p>
      <text:p text:style-name="P11"/>
      <text:p text:style-name="P11">Options Description</text:p>
      <text:p text:style-name="P11">-c : This prints only a count of the lines that match a pattern</text:p>
      <text:p text:style-name="P11">-h : Display the matched lines, but do not display the filenames.</text:p>
      <text:p text:style-name="P11">-i : Ignores, case for matching</text:p>
      <text:p text:style-name="P11">-l : Displays list of a filenames only.</text:p>
      <text:p text:style-name="P11">-n : Display the matched lines and their line numbers.</text:p>
      <text:p text:style-name="P11">-v : This prints out all the lines that do not matches the pattern</text:p>
      <text:p text:style-name="P11">-e exp : Specifies expression with this option. Can use multiple times.</text:p>
      <text:p text:style-name="P11">-f file : Takes patterns from file, one per line.</text:p>
      <text:p text:style-name="P11">-E : Treats pattern as an extended regular expression (ERE)</text:p>
      <text:p text:style-name="P11">-w : Match whole word</text:p>
      <text:p text:style-name="P11">-o : Print only the matched parts of a matching line,</text:p>
      <text:p text:style-name="P11"><text:s/>with each such part on a separate output line.</text:p>
      <text:p text:style-name="P11"/>
      <text:p text:style-name="P11"/>
      <text:p text:style-name="P16">Examples:</text:p>
      <text:p text:style-name="P16"/>
      <text:p text:style-name="P18">//search for a string</text:p>
      <text:p text:style-name="P18">$ grep 'sam' file.txt</text:p>
      <text:p text:style-name="P18"/>
      <text:p text:style-name="P17"><text:span text:style-name="T6">//search for a string(</text:span>case-insensitive<text:span text:style-name="T6">)</text:span></text:p>
      <text:p text:style-name="P18">$ grep -i 'sam' file.txt</text:p>
      <text:p text:style-name="P18"/>
      <text:p text:style-name="P17"><text:span text:style-name="T6">//find 'sam', but only at the start of a line with </text:span>regular expressions</text:p>
      <text:p text:style-name="P18">$ grep '^sam' file.txt<text:tab/></text:p>
      <text:p text:style-name="P18"/>
      <text:p text:style-name="P17"><text:span text:style-name="T6">//</text:span>show matching line numbers</text:p>
      <text:p text:style-name="P18">$ grep -n '^sam' file.txt<text:tab/></text:p>
      <text:p text:style-name="P18"/>
      <text:p text:style-name="P17"><text:span text:style-name="T6">//</text:span>reverse the meaning</text:p>
      <text:p text:style-name="P18">$ grep -n -v '^sam' file.txt<text:tab/></text:p>
      <text:p text:style-name="P18"/>
      <text:p text:style-name="P17"><text:span text:style-name="T6">//</text:span>search for multiple patterns</text:p>
      <text:p text:style-name="P18">$ egrep 'sam|Sam|SAM' file.txt</text:p>
      <text:p text:style-name="P18"><text:tab/>OR</text:p>
      <text:p text:style-name="P18">$ grep -i ‘sam’ file.txt</text:p>
      <text:p text:style-name="P18"><text:tab/>OR</text:p>
      <text:p text:style-name="P18">$ grep -e ‘sam’ -e ‘Sam’ -e ‘SAM' file.txt</text:p>
      <text:p text:style-name="P18"><text:s text:c="56"/></text:p>
      <text:p text:style-name="P19"/>
      <text:p text:style-name="P9">sed.</text:p>
      <text:p text:style-name="Preformatted_20_Text"><text:s text:c="5"/>A fast stream editor, able to search for a pattern and apply the given transformations and/or commands; still easy to combine in sophisticated filters, but serving a different aim: modifying the text in the stream. Its main usage consists in editing in-memory a stream according to the given pattern.</text:p>
      <text:p text:style-name="Preformatted_20_Text"><text:s text:c="4"/></text:p>
      <text:p text:style-name="P11">SED command in UNIX is stands for stream editor and it can perform lot’s of function on file like, searching, find and replace, insertion or deletion. Though most common use of SED command in UNIX is for substitution or for find and replace. By using SED you can edit files even without opening it, which is much quicker way to find and replace something in file, than first opening that file in VI Editor and then changing it.</text:p>
      <text:p text:style-name="P11"/>
      <text:p text:style-name="P11"><text:s text:c="4"/>SED is a powerful text stream editor. Can do insertion, deletion, search and replace(substitution).</text:p>
      <text:p text:style-name="P11"><text:s text:c="4"/>SED command in unix supports regular expression which allows it perform complex pattern matching.</text:p>
      <text:p text:style-name="P11"/>
      <text:p text:style-name="P11">Syntax:</text:p>
      <text:p text:style-name="P11"/>
      <text:p text:style-name="P11">sed OPTIONS... [SCRIPT] [INPUTFILE...] </text:p>
      <text:p text:style-name="P11"/>
      <text:p text:style-name="P8">Examples</text:p>
      <text:p text:style-name="P8"/>
      <text:p text:style-name="P8"><text:span text:style-name="Strong_20_Emphasis">//substitutes first occurance of cat with dog in each line</text:span></text:p>
      <text:p text:style-name="P8"><text:span text:style-name="Strong_20_Emphasis"><text:span text:style-name="T6">$</text:span></text:span><text:span text:style-name="Strong_20_Emphasis"> sed 's/cat/dog/' file.txt</text:span></text:p>
      <text:p text:style-name="P8"><text:span text:style-name="Strong_20_Emphasis"/></text:p>
      <text:p text:style-name="P8"><text:span text:style-name="Strong_20_Emphasis">//substitutes n-th occurance of cat with dog in each line</text:span></text:p>
      <text:p text:style-name="P8"><text:span text:style-name="Strong_20_Emphasis"><text:span text:style-name="T6">$</text:span></text:span><text:span text:style-name="Strong_20_Emphasis"> sed 's/cat/dog/n' file.txt</text:span></text:p>
      <text:p text:style-name="P8"><text:span text:style-name="Strong_20_Emphasis"/></text:p>
      <text:p text:style-name="P8"><text:span text:style-name="Strong_20_Emphasis">//substitutes all occurance of cat with dog in each line</text:span></text:p>
      <text:p text:style-name="P8"><text:span text:style-name="Strong_20_Emphasis"><text:span text:style-name="T6">$</text:span></text:span><text:span text:style-name="Strong_20_Emphasis"> sed 's/cat/dog/g' file.txt</text:span></text:p>
      <text:p text:style-name="P8"><text:span text:style-name="Strong_20_Emphasis"/></text:p>
      <text:p text:style-name="P11"><text:span text:style-name="Strong_20_Emphasis"><text:span text:style-name="T1">//</text:span></text:span><text:span text:style-name="Strong_20_Emphasis">Replacing string on a specific line number </text:span></text:p>
      <text:p text:style-name="P15"><text:span text:style-name="Strong_20_Emphasis"><text:span text:style-name="T6">$ </text:span></text:span><text:span text:style-name="Strong_20_Emphasis">sed '3 s/unix/linux/' file.txt</text:span></text:p>
      <text:p text:style-name="P15"><text:span text:style-name="Strong_20_Emphasis"/></text:p>
      <text:p text:style-name="P11"><text:span text:style-name="Strong_20_Emphasis"><text:span text:style-name="T1">//</text:span></text:span><text:span text:style-name="Strong_20_Emphasis">Deleting </text:span><text:span text:style-name="Strong_20_Emphasis"><text:span text:style-name="T6">nth </text:span></text:span><text:span text:style-name="Strong_20_Emphasis">line from a particular file</text:span></text:p>
      <text:p text:style-name="P17">$ sed 'nd' file.txt</text:p>
      <text:p text:style-name="P16"/>
      <text:p text:style-name="P17"><text:span text:style-name="T6">//</text:span>To insert two blank lines</text:p>
      <text:p text:style-name="P17"><text:span text:style-name="T6">$ </text:span>sed 'G;G' <text:span text:style-name="T6">file</text:span>.txt</text:p>
      <text:p text:style-name="P17"/>
      <text:p text:style-name="P19"/>
      <text:p text:style-name="P9"><text:span text:style-name="T1">a</text:span>wk.</text:p>
      <text:p text:style-name="Preformatted_20_Text"><text:s text:c="5"/>A loosely typed programming language for stream processing, where the basic unit is the String (intended as an array of characters) that can be i. matched, ii. substituted and iii. worked around; most of the times, it is no really needed to combine awk with other filters, since its reporting capabilities are very powerful (the printf built-in function allows to format the output text as in C). Its main usage consists in perform fine-grained (variables can be defined and modified incrementally) and programmatic manipulations (flow control statements) to the input stream.</text:p>
      <text:p text:style-name="Preformatted_20_Text"/>
      <text:p text:style-name="P12"/>
      <text:h text:style-name="P21" text:outline-level="2"><text:bookmark text:name="what-operations-can-awk-do"/>What Operations can AWK do?</text:h>
      <text:list xml:id="list4160998771" text:style-name="L1">
        <text:list-item>
          <text:p text:style-name="P5">Scanning files line by line </text:p>
        </text:list-item>
        <text:list-item>
          <text:p text:style-name="P5">Splitting each input line into fields </text:p>
        </text:list-item>
        <text:list-item>
          <text:p text:style-name="P5">Comparing input lines and fields to patterns </text:p>
        </text:list-item>
        <text:list-item>
          <text:p text:style-name="P1">Performing specified actions on matching lines </text:p>
        </text:list-item>
      </text:list>
      <text:h text:style-name="P21" text:outline-level="2"><text:bookmark text:name="awk-command-usefulness"/>AWK Command Usefulness</text:h>
      <text:list xml:id="list423107315" text:style-name="L2">
        <text:list-item>
          <text:p text:style-name="P6">Changing data files </text:p>
        </text:list-item>
        <text:list-item>
          <text:p text:style-name="P2">Producing formatted reports </text:p>
        </text:list-item>
      </text:list>
      <text:h text:style-name="P21" text:outline-level="2"><text:bookmark text:name="programming-concepts-for-awk-command"/>Programming Concepts for awk command</text:h>
      <text:list xml:id="list3814857508" text:style-name="L3">
        <text:list-item>
          <text:p text:style-name="P7">Format output lines </text:p>
        </text:list-item>
        <text:list-item>
          <text:p text:style-name="P7">Conditional and loops </text:p>
        </text:list-item>
        <text:list-item>
          <text:p text:style-name="P3">Arithmetic and string operations </text:p>
        </text:list-item>
      </text:list>
      <text:p text:style-name="P12"/>
      <text:p text:style-name="P13">Syntax:</text:p>
      <text:p text:style-name="P13"><text:span text:style-name="Source_20_Text"><text:span text:style-name="T3">$ awk options 'selection _criteria {action }' input-file &gt; output-file</text:span></text:span></text:p>
      <text:p text:style-name="P14"/>
      <text:p text:style-name="P14">Examples:</text:p>
      <text:p text:style-name="P13"><text:span text:style-name="Source_20_Text"><text:span text:style-name="T3"/></text:span></text:p>
      <text:p text:style-name="P13"><text:span text:style-name="Source_20_Text"><text:span text:style-name="T3">$ awk '{print $2}' file.txt <text:s/>//prints second column form file</text:span></text:span></text:p>
      <text:p text:style-name="P4"><text:span text:style-name="Source_20_Text"><text:span text:style-name="T3"/></text:span></text:p>
      <text:p text:style-name="P20"><text:span text:style-name="Source_20_Text"><text:span text:style-name="T3">$ awk '/e/ {print $0}' file.txt <text:s/>// </text:span></text:span><text:span text:style-name="Source_20_Text"><text:span text:style-name="T5">match all entries with the letter ‘e’</text:span></text:span></text:p>
      <text:p text:style-name="P13"><text:span text:style-name="Source_20_Text"><text:span text:style-name="T3">$ awk '/a/ {print $3 "\t" $4}' file.txt &gt; Output.txt</text:span></text:span></text:p>
      <text:p text:style-name="P13"><text:span text:style-name="Source_20_Text"><text:span text:style-name="T3"/></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2T20:21:44.402212132</dc:date>
    <meta:editing-duration>PT9M29S</meta:editing-duration>
    <meta:editing-cycles>1</meta:editing-cycles>
    <meta:document-statistic meta:table-count="0" meta:image-count="0" meta:object-count="0" meta:page-count="3" meta:paragraph-count="78" meta:word-count="741" meta:character-count="4416" meta:non-whitespace-character-count="3657"/>
    <meta:generator>LibreOffice/6.0.7.3$Linux_X86_64 LibreOffice_project/00m0$Build-3</meta:generator>
  </office:meta>
</office:document-meta>
</file>